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9e7ab" officeooo:paragraph-rsid="0009e7ab"/>
    </style:style>
    <style:style style:name="P7" style:family="paragraph" style:parent-style-name="Text_20_body" style:list-style-name="L1">
      <style:text-properties officeooo:rsid="000ce1c1" officeooo:paragraph-rsid="000ce1c1"/>
    </style:style>
    <style:style style:name="P8" style:family="paragraph" style:parent-style-name="Text_20_body" style:list-style-name="L2">
      <style:text-properties officeooo:rsid="000ce1c1" officeooo:paragraph-rsid="000ce1c1"/>
    </style:style>
    <style:style style:name="P9" style:family="paragraph" style:parent-style-name="Text_20_body" style:list-style-name="L3">
      <style:text-properties officeooo:rsid="000ce1c1" officeooo:paragraph-rsid="000ce1c1"/>
    </style:style>
    <style:style style:name="P10" style:family="paragraph" style:parent-style-name="Text_20_body" style:list-style-name="L5">
      <style:text-properties officeooo:rsid="000ce1c1" officeooo:paragraph-rsid="000ce1c1"/>
    </style:style>
    <style:style style:name="P11" style:family="paragraph" style:parent-style-name="Text_20_body" style:list-style-name="L4">
      <style:text-properties officeooo:rsid="000ce1c1" officeooo:paragraph-rsid="000ce1c1"/>
    </style:style>
    <style:style style:name="T1" style:family="text">
      <style:text-properties officeooo:rsid="00085123"/>
    </style:style>
    <style:style style:name="T2" style:family="text">
      <style:text-properties officeooo:rsid="00086a7c"/>
    </style:style>
    <style:style style:name="T3" style:family="text">
      <style:text-properties officeooo:rsid="0009e7ab"/>
    </style:style>
    <style:style style:name="T4" style:family="text">
      <style:text-properties officeooo:rsid="000a8dda"/>
    </style:style>
    <style:style style:name="T5" style:family="text">
      <style:text-properties officeooo:rsid="000b4c7f"/>
    </style:style>
    <style:style style:name="T6" style:family="text">
      <style:text-properties officeooo:rsid="000ce1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3">Weekly report</text:span> <text:span text:style-name="T6">2</text:span></text:h>
      <text:p text:style-name="P3"><text:span text:style-name="T3">Total working hours -</text:span> <text:span text:style-name="T6">4</text:span>.</text:p>
      <text:p text:style-name="P1"><text:span text:style-name="T3">Tasks completed</text:span>:</text:p>
      <text:list xml:id="list5051352924939932959" text:style-name="L1">
        <text:list-item>
          <text:p text:style-name="P6">Started <text:span text:style-name="T6">rest of the documents – Implementation.pdf, Manual.pdf, Testing.pdf</text:span>.</text:p>
        </text:list-item>
        <text:list-item>
          <text:p text:style-name="P7">E<text:span text:style-name="T4">nvironment and the tool chain (CUnit, gradle) </text:span>working<text:span text:style-name="T4">. </text:span>First live test case passed.</text:p>
        </text:list-item>
        <text:list-item>
          <text:p text:style-name="P7">Helper function AES_makeword, unit test.</text:p>
        </text:list-item>
        <text:list-item>
          <text:p text:style-name="P7">AES_KeySchedule – function, test cases, unit test.</text:p>
        </text:list-item>
      </text:list>
      <text:p text:style-name="P4">Progress on the software:</text:p>
      <text:list xml:id="list3277851620933159813" text:style-name="L2">
        <text:list-item>
          <text:p text:style-name="P8">Key Schedule implemented and unit tested.</text:p>
        </text:list-item>
      </text:list>
      <text:p text:style-name="P4">Learned:</text:p>
      <text:list xml:id="list7466907045641945019" text:style-name="L3">
        <text:list-item>
          <text:p text:style-name="P9">C programming is coming back to me.</text:p>
        </text:list-item>
      </text:list>
      <text:p text:style-name="P2"><text:span text:style-name="T3">Unclear / problems</text:span>:</text:p>
      <text:list xml:id="list7913215049412885472" text:style-name="L4">
        <text:list-item>
          <text:p text:style-name="P11">None, for now.</text:p>
        </text:list-item>
      </text:list>
      <text:p text:style-name="P2"><text:span text:style-name="T4">Next</text:span>:</text:p>
      <text:list xml:id="list3396646198566531311" text:style-name="L5">
        <text:list-item>
          <text:p text:style-name="P10">Encryption helper functions and unit testing of tho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21T11:40:22.234488000</dc:date>
    <dc:creator>Riku Kalinen</dc:creator>
    <meta:editing-duration>PT1H34M15S</meta:editing-duration>
    <meta:editing-cycles>9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5" meta:word-count="83" meta:character-count="514" meta:non-whitespace-character-count="452"/>
  </office:meta>
</office:document-meta>
</file>